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119c4" officeooo:paragraph-rsid="002119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e extension : od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1cm" fo:margin-bottom="1.40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19T14:30:25.480000000</meta:creation-date>
    <dc:title>Marges Courtes</dc:title>
    <meta:editing-duration>PT25M15S</meta:editing-duration>
    <meta:editing-cycles>11</meta:editing-cycles>
    <meta:generator>LibreOffice/7.1.0.3$Windows_X86_64 LibreOffice_project/f6099ecf3d29644b5008cc8f48f42f4a40986e4c</meta:generator>
    <dc:date>2021-06-29T10:05:13.696000000</dc:date>
    <meta:print-date>2018-04-09T09:56:01.682689228</meta:print-date>
    <meta:document-statistic meta:table-count="0" meta:image-count="0" meta:object-count="0" meta:page-count="1" meta:paragraph-count="1" meta:word-count="4" meta:character-count="20" meta:non-whitespace-character-count="17"/>
    <meta:template xlink:type="simple" xlink:actuate="onRequest" xlink:title="Marges Courtes" xlink:href="../../../../AppData/Roaming/LibreOffice/4/user/template/Marges%20Courtes.ott" meta:date="2017-11-19T14:30:22.949000000"/>
  </office:meta>
</office:document-meta>
</file>